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7878" officeooo:paragraph-rsid="00167878"/>
    </style:style>
    <style:style style:name="P2" style:family="paragraph" style:parent-style-name="Standard" style:list-style-name="L1">
      <style:text-properties officeooo:rsid="00167878" officeooo:paragraph-rsid="00167878"/>
    </style:style>
    <style:style style:name="P3" style:family="paragraph" style:parent-style-name="Standard" style:list-style-name="L1">
      <style:text-properties fo:font-weight="normal" officeooo:rsid="001787ba" officeooo:paragraph-rsid="001787ba" style:font-weight-asian="normal" style:font-weight-complex="normal"/>
    </style:style>
    <style:style style:name="P4" style:family="paragraph" style:parent-style-name="Standard" style:list-style-name="L1">
      <style:text-properties officeooo:paragraph-rsid="00167878"/>
    </style:style>
    <style:style style:name="P5" style:family="paragraph">
      <loext:graphic-properties draw:fill="solid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7878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5.98cm" fo:min-width="3.0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a1" draw:style-name="gr1" draw:text-style-name="P5" svg:width="3.096cm" svg:height="5.98cm" svg:x="13.94cm" svg:y="0.33cm"><text:p/><draw:enhanced-geometry svg:viewBox="0 0 21600 21600" draw:type="rectangle" draw:enhanced-path="M 0 0 L 21600 0 21600 21600 0 21600 0 0 Z N"/></draw:custom-shape><text:span text:style-name="T1">PROBAR</text:span> <text:span text:style-name="T1">PLACAS</text:span> <text:span text:style-name="T1">RASPBERRY</text:span></text:p>
      <text:p text:style-name="P1"><text:span text:style-name="T1"/></text:p>
      <text:list xml:id="list562564131" text:style-name="L1">
        <text:list-item>
          <text:p text:style-name="P4"><text:span text:style-name="T3">Poner Raspberry encendida en la placa</text:span></text:p>
        </text:list-item>
        <text:list-item>
          <text:p text:style-name="P2"><text:span text:style-name="T2">Enchufar (encender la placa)</text:span></text:p>
        </text:list-item>
        <text:list-item>
          <text:p text:style-name="P2"><text:span text:style-name="T2">Probar soaraspberry </text:span></text:p>
          <text:list>
            <text:list-item>
              <text:p text:style-name="P2"><text:span text:style-name="T2">Entradas:</text:span></text:p>
              <text:list>
                <text:list-item>
                  <text:p text:style-name="P2"><text:span text:style-name="T2">Abrir source.c <text:s/>y modificar (descomentar los printf)</text:span></text:p>
                </text:list-item>
                <text:list-item>
                  <text:p text:style-name="P2"><text:span text:style-name="T2">make debug</text:span></text:p>
                </text:list-item>
                <text:list-item>
                  <text:p text:style-name="P2"><text:span text:style-name="T2">ejecutar sudo ./soaraspberry.elf</text:span></text:p>
                </text:list-item>
                <text:list-item>
                  <text:p text:style-name="P2"><text:span text:style-name="T2">Conectar el puente de 2 en 2</text:span></text:p>
                </text:list-item>
              </text:list>
            </text:list-item>
          </text:list>
        </text:list-item>
      </text:list>
      <text:p text:style-name="P1"><text:span text:style-name="T2"/></text:p>
      <text:p text:style-name="P1"><text:span text:style-name="T2"/></text:p>
      <text:p text:style-name="P1"><text:span text:style-name="T2"/></text:p>
      <text:list xml:id="list112543714409372" text:continue-numbering="true" text:style-name="L1">
        <text:list-item>
          <text:list>
            <text:list-item>
              <text:p text:style-name="P2"><text:span text:style-name="T2">Salidas:</text:span></text:p>
              <text:list>
                <text:list-item>
                  <text:p text:style-name="P2"><text:span text:style-name="T2">Abajo .</text:span></text:p>
                </text:list-item>
                <text:list-item>
                  <text:p text:style-name="P2"><text:span text:style-name="T2">Poner en el codigo los valores a 1 primero y pruebo con las pinzas en los <text:tab/><text:tab/> y pita los de la derecha</text:span></text:p>
                </text:list-item>
                <text:list-item>
                  <text:p text:style-name="P2"><text:span text:style-name="T2">Poner en el codigo los valores a 0, compilo, ejecuto y deberían de pitar los dos de la izquierda.</text:span></text:p>
                </text:list-item>
              </text:list>
            </text:list-item>
          </text:list>
        </text:list-item>
      </text:list>
      <text:p text:style-name="P1"><text:span text:style-name="T2"/></text:p>
      <text:list xml:id="list112544151187620" text:continue-numbering="true" text:style-name="L1">
        <text:list-item>
          <text:list>
            <text:list-item>
              <text:p text:style-name="P2"><text:span text:style-name="T2">i2cdetect -y 1</text:span></text:p>
              <text:p text:style-name="P3">Debe aparecer todo como debajo:</text:p>
              <text:p text:style-name="P3">00<text:tab/>–<text:tab/>–<text:tab/>–<text:tab/>–<text:tab/>–<text:tab/></text:p>
              <text:p text:style-name="P3">10<text:tab/>–<text:tab/>–<text:tab/>–<text:tab/>–<text:tab/>UU (si pone 18 (es que están mal configuradas las sondas))</text:p>
              <text:p text:style-name="P3">20<text:tab/>20<text:tab/>21<text:tab/>–<text:tab/>–<text:tab/>–<text:tab/></text:p>
              <text:p text:style-name="P3">30<text:tab/>–<text:tab/>–<text:tab/>–<text:tab/>–<text:tab/>–<text:tab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8cm" fo:margin-right="0.97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1:12:01.135119195</meta:creation-date>
    <dc:date>2019-11-04T11:25:43.074962587</dc:date>
    <meta:editing-duration>PT13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17" meta:character-count="633" meta:non-whitespace-character-count="523"/>
  </office:meta>
</office:document-meta>
</file>